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e276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e27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e2769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5f5b6e" officeooo:paragraph-rsid="005f5b6e" style:font-size-asian="12pt" style:font-weight-asian="bold" style:font-size-complex="12pt" style:font-weight-complex="bold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" fo:font-size="12pt" fo:font-style="normal" style:text-underline-style="none" fo:font-weight="normal" officeooo:rsid="00522684" officeooo:paragraph-rsid="005f5b6e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7" style:family="paragraph" style:parent-style-name="Standard" style:list-style-name="L5">
      <style:text-properties style:text-line-through-style="none" style:text-line-through-type="none" style:font-name="DejaVu Sans Condensed" fo:font-size="12pt" fo:font-style="normal" style:text-underline-style="none" fo:font-weight="normal" officeooo:rsid="00522684" officeooo:paragraph-rsid="00614abd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3">
      <style:text-properties style:text-line-through-style="none" style:text-line-through-type="none" style:font-name="DejaVu Sans Condensed" fo:font-size="12pt" fo:font-style="normal" style:text-underline-style="none" fo:font-weight="normal" officeooo:rsid="005f5b6e" officeooo:paragraph-rsid="005f5b6e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9" style:family="paragraph" style:parent-style-name="Standard" style:list-style-name="L5">
      <style:text-properties style:text-line-through-style="none" style:text-line-through-type="none" style:font-name="DejaVu Sans Condensed" fo:font-size="12pt" fo:font-style="normal" style:text-underline-style="none" fo:font-weight="normal" officeooo:rsid="005f5b6e" officeooo:paragraph-rsid="00614abd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0" style:family="paragraph" style:parent-style-name="Text_20_body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style:text-line-through-style="none" style:text-line-through-type="none" style:font-name="DejaVu Sans Condensed1" fo:font-size="12pt" fo:font-weight="normal" officeooo:rsid="003cf663" style:font-size-asian="12pt" style:font-weight-asian="normal" style:font-size-complex="12pt" style:font-weight-complex="normal"/>
    </style:style>
    <style:style style:name="P11" style:family="paragraph" style:parent-style-name="Text_20_body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style:text-line-through-style="none" style:text-line-through-type="none" style:font-name="DejaVu Sans Condensed1" fo:font-size="12pt" fo:font-weight="bold" officeooo:rsid="005f5b6e" officeooo:paragraph-rsid="005f5b6e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officeooo:rsid="00614ab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solid" style:text-line-through-type="single" style:text-blinking="false" fo:background-color="transparent" loext:char-shading-value="0"/>
    </style:style>
    <style:style style:name="T6" style:family="text">
      <style:text-properties style:font-name="DejaVu Sans Condensed1" fo:font-size="12pt" fo:font-weight="bold" officeooo:rsid="005ab9d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f72ac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5f5b6e" style:font-size-asian="12pt" style:font-weight-asian="bold" style:font-size-complex="12pt" style:font-weight-complex="bold"/>
    </style:style>
    <style:style style:name="T1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6">202</text:span><text:span text:style-name="T7"> - </text:span><text:span text:style-name="T6">Ground</text:span><text:span text:style-name="T8"> - </text:span><text:span text:style-name="T9">Auto Start, Hot Start</text:span></text:p>
      <text:p text:style-name="P4"/>
      <text:p text:style-name="P5">Auto Start checklist (after auto start)</text:p>
      <text:list xml:id="list3947301640" text:style-name="L3">
        <text:list-item>
          <text:p text:style-name="P6">PWR XFER 1 and PWR XFER 2 switches ... ON (roof panel forward right)</text:p>
        </text:list-item>
        <text:list-item>
          <text:p text:style-name="P8">Countermeasures:</text:p>
          <text:list>
            <text:list-item>
              <text:p text:style-name="P8">ARM switch ... ARM (center console forward left)</text:p>
            </text:list-item>
            <text:list-item>
              <text:p text:style-name="P8">NORMAL/BYPASS switch ... BYPASS (center console forward left)</text:p>
            </text:list-item>
          </text:list>
        </text:list-item>
        <text:list-item>
          <text:p text:style-name="P8"><text:span text:style-name="T3">CDU (screen on center console), starting from INDEX page (IDX button at top):</text:span></text:p>
          <text:list>
            <text:list-item>
              <text:p text:style-name="P8"><text:span text:style-name="T3">POWER OSB (L1 OSB) to go to POWER page</text:span></text:p>
            </text:list-item>
            <text:list-item>
              <text:p text:style-name="P8"><text:span text:style-name="T3">RWR OSB (L3 OSB) to turn on RWR.</text:span></text:p>
            </text:list-item>
            <text:list-item>
              <text:p text:style-name="P8"><text:span text:style-name="T5">EGI1 OSB (L1 OSB) and EGI2 OSB (R1 OSB) to turn on EGI (Embedded GPS/INS).</text:span><text:span text:style-name="T3"> <text:s/>WIP, may not need to turn on</text:span><text:span text:style-name="T4"> (but Hot Start has them on)</text:span><text:span text:style-name="T3">...??</text:span></text:p>
            </text:list-item>
          </text:list>
        </text:list-item>
      </text:list>
      <text:p text:style-name="P10"><text:span text:style-name="T1"/></text:p>
      <text:p text:style-name="P11"><text:span text:style-name="T2">Hot Start checklist</text:span></text:p>
      <text:list text:style-name="L5">
        <text:list-item>
          <text:p text:style-name="P7">PWR XFER 1 and PWR XFER 2 switches ... ON (roof panel forward right)</text:p>
        </text:list-item>
        <text:list-item>
          <text:p text:style-name="P9">Countermeasures:</text:p>
          <text:list>
            <text:list-item>
              <text:p text:style-name="P9">ARM switch ... ARM (center console forward left)</text:p>
            </text:list-item>
            <text:list-item>
              <text:p text:style-name="P9">NORMAL/BYPASS switch ... BYPASS (center console forward lef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5M34S</meta:editing-duration>
    <meta:editing-cycles>67</meta:editing-cycles>
    <meta:generator>LibreOffice/7.4.5.1$Windows_X86_64 LibreOffice_project/9c0871452b3918c1019dde9bfac75448afc4b57f</meta:generator>
    <dc:date>2024-10-30T20:25:32.424000000</dc:date>
    <meta:document-statistic meta:table-count="1" meta:image-count="0" meta:object-count="0" meta:page-count="1" meta:paragraph-count="21" meta:word-count="167" meta:character-count="854" meta:non-whitespace-character-count="719"/>
  </office:meta>
</office:document-meta>
</file>